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60mm" svg:height="90.04mm" svg:x="327.24mm" svg:y="127.77mm">
            <draw:object draw:notify-on-update-of-ranges="Feuille1.B7:Feuille1.B12 Feuille1.C7:Feuille1.C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mm" svg:height="90.04mm" svg:x="164.74mm" svg:y="128.04mm">
            <draw:object draw:notify-on-update-of-ranges="Feuille1.F7:Feuille1.F13 Feuille1.G7:Feuille1.G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0mm" svg:height="90.05mm" svg:x="0mm" svg:y="128.02mm">
            <draw:object draw:notify-on-update-of-ranges="Feuille1.J7:Feuille1.J12 Feuille1.K7:Feuille1.K1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Recherch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Insert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Suppress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Pire cas</text:p>
          </table:table-cell>
          <table:table-cell office:value-type="float" office:value="1000" calcext:value-type="float">
            <text:p>1000</text:p>
          </table:table-cell>
          <table:table-cell table:formula="of:=AVERAGE(0.000029;0.00003;0.000027)/1000" office:value-type="float" office:value="0.0000000286666666666667" calcext:value-type="float">
            <text:p>2,86666666666667E-008</text:p>
          </table:table-cell>
          <table:table-cell/>
          <table:table-cell office:value-type="string" calcext:value-type="string">
            <text:p>Pire cas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12" calcext:value-type="float">
            <text:p>0,000012</text:p>
          </table:table-cell>
          <table:table-cell/>
          <table:table-cell office:value-type="string" calcext:value-type="string">
            <text:p>Pire cas</text:p>
          </table:table-cell>
          <table:table-cell office:value-type="float" office:value="1000" calcext:value-type="float">
            <text:p>1000</text:p>
          </table:table-cell>
          <table:table-cell table:formula="of:=AVERAGE(0.000032;0.000031)" office:value-type="float" office:value="0.0000315" calcext:value-type="float">
            <text:p>0,0000315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AVERAGE(0.000328;0.000356;0.00029)" office:value-type="float" office:value="0.000324666666666667" calcext:value-type="float">
            <text:p>0,0003246667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0012" calcext:value-type="float">
            <text:p>0,00012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formula="of:=AVERAGE(0.00031;0.000313;0.000331)" office:value-type="float" office:value="0.000318" calcext:value-type="float">
            <text:p>0,000318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table:formula="of:=AVERAGE(0.001076;0.000942;0.001096)" office:value-type="float" office:value="0.001038" calcext:value-type="float">
            <text:p>0,001038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0.00046" calcext:value-type="float">
            <text:p>0,00046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table:formula="of:=AVERAGE(0.001095;0.001003;0.001444)" office:value-type="float" office:value="0.00118066666666667" calcext:value-type="float">
            <text:p>0,0011806667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table:formula="of:=AVERAGE(0.002;0.0021;0.001913)" office:value-type="float" office:value="0.00200433333333333" calcext:value-type="float">
            <text:p>0,0020043333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0008736" calcext:value-type="float">
            <text:p>0,0008736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table:formula="of:=AVERAGE(0.00205;0.002247;0.002149)" office:value-type="float" office:value="0.00214866666666667" calcext:value-type="float">
            <text:p>0,0021486667</text:p>
          </table:table-cell>
        </table:table-row>
        <table:table-row table:style-name="ro1">
          <table:table-cell/>
          <table:table-cell office:value-type="float" office:value="80000" calcext:value-type="float">
            <text:p>80000</text:p>
          </table:table-cell>
          <table:table-cell table:formula="of:=AVERAGE(0.003535;0.003454;0.003939)" office:value-type="float" office:value="0.00364266666666667" calcext:value-type="float">
            <text:p>0,0036426667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0.001869" calcext:value-type="float">
            <text:p>0,001869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  <table:table-cell table:formula="of:=AVERAGE(0.004341;0.003525;0.00344)" office:value-type="float" office:value="0.00376866666666667" calcext:value-type="float">
            <text:p>0,0037686667</text:p>
          </table:table-cell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formula="of:=AVERAGE(0.0041;0.004297)" office:value-type="float" office:value="0.0041985" calcext:value-type="float">
            <text:p>0,0041985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02203" calcext:value-type="float">
            <text:p>0,002203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table:formula="of:=AVERAGE(0.004751;0.004555)" office:value-type="float" office:value="0.004653" calcext:value-type="float">
            <text:p>0,004653</text:p>
          </table:table-cell>
        </table:table-row>
        <table:table-row table:style-name="ro1">
          <table:table-cell table:number-columns-repeated="5"/>
          <table:table-cell office:value-type="float" office:value="150000" calcext:value-type="float">
            <text:p>150000</text:p>
          </table:table-cell>
          <table:table-cell table:formula="of:=AVERAGE(0.003392;0.003454)" office:value-type="float" office:value="0.003423" calcext:value-type="float">
            <text:p>0,003423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illeur ca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Meilleur cas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Meilleur cas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table:number-columns-repeated="3"/>
          <table:table-cell office:value-type="float" office:value="30000" calcext:value-type="float">
            <text:p>30000</text:p>
          </table:table-cell>
          <table:table-cell table:number-columns-repeated="3"/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/>
          <table:table-cell office:value-type="float" office:value="80000" calcext:value-type="float">
            <text:p>80000</text:p>
          </table:table-cell>
          <table:table-cell table:number-columns-repeated="3"/>
          <table:table-cell office:value-type="float" office:value="80000" calcext:value-type="float">
            <text:p>80000</text:p>
          </table:table-cell>
          <table:table-cell table:number-columns-repeated="3"/>
          <table:table-cell office:value-type="float" office:value="80000" calcext:value-type="float">
            <text:p>80000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s moyen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Cas moyen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Cas moyen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/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table:number-columns-repeated="3"/>
          <table:table-cell office:value-type="float" office:value="30000" calcext:value-type="float">
            <text:p>30000</text:p>
          </table:table-cell>
          <table:table-cell table:number-columns-repeated="3"/>
          <table:table-cell office:value-type="float" office:value="30000" calcext:value-type="float">
            <text:p>30000</text:p>
          </table:table-cell>
          <table:table-cell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/>
          <table:table-cell office:value-type="float" office:value="80000" calcext:value-type="float">
            <text:p>80000</text:p>
          </table:table-cell>
          <table:table-cell table:number-columns-repeated="3"/>
          <table:table-cell office:value-type="float" office:value="80000" calcext:value-type="float">
            <text:p>80000</text:p>
          </table:table-cell>
          <table:table-cell table:number-columns-repeated="3"/>
          <table:table-cell office:value-type="float" office:value="80000" calcext:value-type="float">
            <text:p>80000</text:p>
          </table:table-cell>
          <table:table-cell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 table:number-columns-repeated="3"/>
          <table:table-cell office:value-type="float" office:value="100000" calcext:value-type="float">
            <text:p>1000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00/00/0000</text:date>, <text:time style:data-style-name="N2" text:time-value="01:36:12.1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22:42:09.510000000</meta:creation-date>
    <dc:date>2019-02-21T02:06:28.970000000</dc:date>
    <meta:editing-duration>PT32M9S</meta:editing-duration>
    <meta:editing-cycles>3</meta:editing-cycles>
    <meta:generator>LibreOffice/4.4.6.3$Windows_x86 LibreOffice_project/e8938fd3328e95dcf59dd64e7facd2c7d67c704d</meta:generator>
    <meta:document-statistic meta:table-count="1" meta:cell-count="9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61">
      <style:text-properties fo:font-size="11pt" fo:font-weight="bol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title svg:x="3.683cm" svg:y="0.316cm" chart:style-name="ch2">
          <text:p>Complexité de la recherche dans le pire cas</text:p>
        </chart:title>
        <chart:plot-area chart:style-name="ch3" table:cell-range-address="Feuille1.B7:Feuille1.C12" svg:x="1.331cm" svg:y="1.275cm" svg:width="14.35cm" svg:height="6.569cm">
          <chartooo:coordinate-region svg:x="2.614cm" svg:y="1.474cm" svg:width="12.51cm" svg:height="5.723cm"/>
          <chart:axis chart:dimension="x" chart:name="primary-x" chart:style-name="ch4">
            <chart:title svg:x="7.033cm" svg:y="8.024cm" chart:style-name="ch5">
              <text:p>Nombre de noeuds</text:p>
            </chart:title>
          </chart:axis>
          <chart:axis chart:dimension="y" chart:name="primary-y" chart:style-name="ch4">
            <chart:title svg:x="0.451cm" svg:y="6.442cm" chart:style-name="ch6">
              <text:p>Temps d'exécution (en s)</text:p>
            </chart:title>
            <chart:grid chart:style-name="ch7" chart:class="major"/>
          </chart:axis>
          <chart:series chart:style-name="ch8" chart:values-cell-range-address="Feuille1.C7:Feuille1.C12" chart:class="chart:scatter">
            <chart:domain table:cell-range-address="Feuille1.B7:Feuille1.B12"/>
            <chart:regression-curve chart:style-name="ch9">
              <chart:equation chart:display-equation="true" chart:display-r-square="false" svg:x="9.172cm" svg:y="5.845cm" chart:style-name="ch10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Feuille1.B7:Feuille1.B12</svg:desc>
                </draw:g>
              </table:table-cell>
              <table:table-cell office:value-type="float" office:value="0.0000000286666666666667">
                <text:p>0.0000000286666666666667</text:p>
                <draw:g>
                  <svg:desc>Feuille1.C7:Feuille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00324666666666667">
                <text:p>0.000324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0.001038">
                <text:p>0.0010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0.00200433333333333">
                <text:p>0.002004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">
                <text:p>80000</text:p>
              </table:table-cell>
              <table:table-cell office:value-type="float" office:value="0.00364266666666667">
                <text:p>0.003642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0.0041985">
                <text:p>0.00419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Windows_x86 LibreOffice_project/e8938fd3328e95dcf59dd64e7facd2c7d67c704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61">
      <style:text-properties fo:font-weight="bol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title svg:x="3.591cm" svg:y="0.316cm" chart:style-name="ch2">
          <text:p>Complexité de l'insertion dans le pire des cas</text:p>
        </chart:title>
        <chart:plot-area chart:style-name="ch3" table:cell-range-address="Feuille1.F7:Feuille1.G13" svg:x="1.331cm" svg:y="1.275cm" svg:width="14.35cm" svg:height="6.569cm">
          <chartooo:coordinate-region svg:x="2.614cm" svg:y="1.474cm" svg:width="12.51cm" svg:height="5.723cm"/>
          <chart:axis chart:dimension="x" chart:name="primary-x" chart:style-name="ch4">
            <chart:title svg:x="7.033cm" svg:y="8.024cm" chart:style-name="ch5">
              <text:p>Nombre de noeuds</text:p>
            </chart:title>
          </chart:axis>
          <chart:axis chart:dimension="y" chart:name="primary-y" chart:style-name="ch4">
            <chart:title svg:x="0.451cm" svg:y="6.442cm" chart:style-name="ch6">
              <text:p>Temps d'exécution (en s)</text:p>
            </chart:title>
            <chart:grid chart:style-name="ch7" chart:class="major"/>
          </chart:axis>
          <chart:series chart:style-name="ch8" chart:values-cell-range-address="Feuille1.G7:Feuille1.G13" chart:class="chart:scatter">
            <chart:domain table:cell-range-address="Feuille1.F7:Feuille1.F13"/>
            <chart:regression-curve chart:style-name="ch9">
              <chart:equation chart:display-equation="true" chart:display-r-square="false" svg:x="9.579cm" svg:y="5.84cm" chart:style-name="ch10"/>
            </chart:regression-curve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C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Feuille1.F7:Feuille1.F13</svg:desc>
                </draw:g>
              </table:table-cell>
              <table:table-cell office:value-type="float" office:value="0.000012">
                <text:p>0.000012</text:p>
                <draw:g>
                  <svg:desc>Feuille1.G7:Feuille1.G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0.00046">
                <text:p>0.000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0.0008736">
                <text:p>0.00087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">
                <text:p>80000</text:p>
              </table:table-cell>
              <table:table-cell office:value-type="float" office:value="0.001869">
                <text:p>0.001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0.002203">
                <text:p>0.002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00">
                <text:p>150000</text:p>
              </table:table-cell>
              <table:table-cell office:value-type="float" office:value="0.003423">
                <text:p>0.0034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Windows_x86 LibreOffice_project/e8938fd3328e95dcf59dd64e7facd2c7d67c704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61">
      <style:text-properties fo:font-weight="bol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title svg:x="3.511cm" svg:y="0.316cm" chart:style-name="ch2">
          <text:p>Complexité de la suppression dans le pire cas</text:p>
        </chart:title>
        <chart:plot-area chart:style-name="ch3" table:cell-range-address="Feuille1.J7:Feuille1.K12" svg:x="1.331cm" svg:y="1.275cm" svg:width="14.35cm" svg:height="6.57cm">
          <chartooo:coordinate-region svg:x="2.614cm" svg:y="1.474cm" svg:width="12.51cm" svg:height="5.724cm"/>
          <chart:axis chart:dimension="x" chart:name="primary-x" chart:style-name="ch4">
            <chart:title svg:x="7.033cm" svg:y="8.025cm" chart:style-name="ch5">
              <text:p>Nombre de noeuds</text:p>
            </chart:title>
          </chart:axis>
          <chart:axis chart:dimension="y" chart:name="primary-y" chart:style-name="ch4">
            <chart:title svg:x="0.451cm" svg:y="6.443cm" chart:style-name="ch6">
              <text:p>Temps d'exécution (en s)</text:p>
            </chart:title>
            <chart:grid chart:style-name="ch7" chart:class="major"/>
          </chart:axis>
          <chart:series chart:style-name="ch8" chart:values-cell-range-address="Feuille1.K7:Feuille1.K12" chart:class="chart:scatter">
            <chart:domain table:cell-range-address="Feuille1.J7:Feuille1.J12"/>
            <chart:regression-curve chart:style-name="ch9">
              <chart:equation chart:display-equation="true" chart:display-r-square="false" svg:x="10.109cm" svg:y="5.56cm" chart:style-name="ch10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Feuille1.J7:Feuille1.J12</svg:desc>
                </draw:g>
              </table:table-cell>
              <table:table-cell office:value-type="float" office:value="0.0000315">
                <text:p>0.0000315</text:p>
                <draw:g>
                  <svg:desc>Feuille1.K7:Feuille1.K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0.000318">
                <text:p>0.0003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0.00118066666666667">
                <text:p>0.001180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0">
                <text:p>50000</text:p>
              </table:table-cell>
              <table:table-cell office:value-type="float" office:value="0.00214866666666667">
                <text:p>0.002148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0">
                <text:p>80000</text:p>
              </table:table-cell>
              <table:table-cell office:value-type="float" office:value="0.00376866666666667">
                <text:p>0.003768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0.004653">
                <text:p>0.0046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Windows_x86 LibreOffice_project/e8938fd3328e95dcf59dd64e7facd2c7d67c704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